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language="el" fo:country="GR" fo:font-weight="bold" officeooo:rsid="000c8ee5" officeooo:paragraph-rsid="000c8ee5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fo:language="el" fo:country="GR" fo:font-weight="normal" officeooo:rsid="000c8ee5" officeooo:paragraph-rsid="000c8ee5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language="el" fo:country="GR" fo:font-weight="normal" officeooo:rsid="000c8ee5" officeooo:paragraph-rsid="000c8ee5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language="el" fo:country="GR" fo:font-weight="normal" officeooo:rsid="000e5e3a" officeooo:paragraph-rsid="001035b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language="el" fo:country="GR" fo:font-weight="normal" officeooo:rsid="000e5e3a" officeooo:paragraph-rsid="0012351c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language="el" fo:country="GR" fo:font-weight="normal" officeooo:rsid="0013467d" officeooo:paragraph-rsid="0013467d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language="el" fo:country="GR" fo:font-weight="bold" officeooo:rsid="000c8ee5" officeooo:paragraph-rsid="000c8ee5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language="el" fo:country="GR" fo:font-weight="bold" officeooo:rsid="000e5e3a" officeooo:paragraph-rsid="000e5e3a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language="el" fo:country="GR" fo:font-weight="bold" officeooo:rsid="0013467d" officeooo:paragraph-rsid="0013467d" style:font-size-asian="12pt" style:font-weight-asian="bold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035b6"/>
    </style:style>
    <style:style style:name="T3" style:family="text">
      <style:text-properties officeooo:rsid="001035b6"/>
    </style:style>
    <style:style style:name="T4" style:family="text">
      <style:text-properties officeooo:rsid="001235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Λειτουργικά Συστήματα</text:p>
      <text:p text:style-name="P1">Εργασία 1</text:p>
      <text:p text:style-name="P2"/>
      <text:p text:style-name="P3">Ονοματεπώνυμο: Χριστοδούλου Δημήτρης</text:p>
      <text:p text:style-name="P3">Α.Μ. : 1115201500179</text:p>
      <text:p text:style-name="P3"/>
      <text:p text:style-name="P7">Εκτέλεση προγράμματος:</text:p>
      <text:p text:style-name="P3"/>
      <text:p text:style-name="P3">Απλή μέθοδος: ./<text:span text:style-name="T1">mygraph (-v)</text:span></text:p>
      <text:p text:style-name="P3">Ανεπτυγμένη μέθοδος (για διάβασμα από αρχείο ή/και γράψιμο σε αρχείο):</text:p>
      <text:p text:style-name="P3"><text:tab/>./<text:span text:style-name="T1">mygraph -i inputFile -o outputFile (-v)</text:span></text:p>
      <text:p text:style-name="P3"><text:span text:style-name="T1"/></text:p>
      <text:p text:style-name="P3">Το -<text:span text:style-name="T1">v </text:span>αναπαριστά <text:span text:style-name="T1">verbose </text:span>παράμετρο, η οποία αν υπάρχει ως <text:span text:style-name="T1">command line argument </text:span>επιτρέπει περισσότερα <text:span text:style-name="T1">comments </text:span>κατά τη λειτουργία του προγράμματος. Δεν ενδείκνυται για εκτέλεση πολλών εντολών από αρχείο, καθώς η ανάγνωση του <text:span text:style-name="T1">output </text:span>ενδέχεται να είναι πιο δύσκολη.</text:p>
      <text:p text:style-name="P3"/>
      <text:p text:style-name="P3"/>
      <text:p text:style-name="P8">Δομές και Προγραμματιστικές Παραδοχές:</text:p>
      <text:p text:style-name="P8"/>
      <text:p text:style-name="P5"><text:span text:style-name="T4">Η</text:span> δομή που χρησιμοποιήθηκε για τον γράφο είναι μονά συνδεδεμένη λίστα από λίστες. Η λίστα - “πατέρας” υλοποιεί τους κόμβους του γράφου και οι μικρότερες λίστες αποτελούν τα <text:span text:style-name="T1">transactions </text:span>ανάμεσα σε κόμβους. </text:p>
      <text:p text:style-name="P5">Συγκεκριμένα, η μεγάλη λίστα έχει κόμβους που περιέχουν το όνομα του κόμβου και το πόσες ακμές φεύγουν από αυτόν. Οι μικρότερες λίστες αποτελούνται από κόμβους <text:span text:style-name="T3">που περιέχουν το όνομα του κόμβου που δέχεται την ακμή από τον κόμβο - “πατέρα” και το βάρος της ακμής (ποσό του </text:span><text:span text:style-name="T2">transaction</text:span><text:span text:style-name="T3">).</text:span></text:p>
      <text:p text:style-name="P4"/>
      <text:p text:style-name="P9">Πολυπλοκότητες των Εντολών:</text:p>
      <text:p text:style-name="P6"/>
      <text:p text:style-name="P6">Στα παρακάτω θεωρούμε <text:span text:style-name="T1">n </text:span>το πλήθος των κόμβων του γράφου και <text:span text:style-name="T1">m </text:span>το πλήθος των ακμών του εκάστοτε κόμβου.</text:p>
      <text:p text:style-name="P6"/>
      <text:p text:style-name="P6">- <text:span text:style-name="T1">Insert, Delete (Node): </text:span>Οι 2 αυτές εντολές έχουν πολυπλοκότητα <text:span text:style-name="T1">O(n), </text:span>καθώς πρέπει να διατρέξουν τη λίστα.</text:p>
      <text:p text:style-name="P6">- <text:span text:style-name="T1">Insert, Delete (Edge): </text:span>Οι 2 αυτές εντολές έχουν πολυπλοκότητα <text:span text:style-name="T1">O(n + m), </text:span>καθώς πρέπει να διατρέξουν τη λίστα των κόμβων μέχρι να βρούν τον κόμβο που ζητείται και μετά να διατρέξουν τη λίστα των ακμών του.</text:p>
      <text:p text:style-name="P6">- <text:span text:style-name="T1">Receiving: </text:span>Η εντολή έχει πολυπλοκότητα Ο<text:span text:style-name="T1">(n*m), </text:span>αφού πρέπει να διατρέξουμε όλη την λίστα και τις υπο-λιστες.</text:p>
      <text:p text:style-name="P6">- <text:span text:style-name="T1">circleFind:</text:span></text:p>
      <text:p text:style-name="P6"><text:span text:style-name="T1">- findCircles:</text:span></text:p>
      <text:p text:style-name="P6"><text:span text:style-name="T1">- traceFlow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1:55:01.238000000</meta:creation-date>
    <dc:date>2018-10-24T13:38:50.573000000</dc:date>
    <meta:editing-duration>PT15M29S</meta:editing-duration>
    <meta:editing-cycles>1</meta:editing-cycles>
    <meta:document-statistic meta:table-count="0" meta:image-count="0" meta:object-count="0" meta:page-count="1" meta:paragraph-count="20" meta:word-count="254" meta:character-count="1629" meta:non-whitespace-character-count="1393"/>
    <meta:generator>LibreOffice/6.1.2.1$Windows_X86_64 LibreOffice_project/65905a128db06ba48db947242809d14d3f9a93fe</meta:generator>
  </office:meta>
</office:document-meta>
</file>